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5">
      <style:paragraph-properties fo:margin-left="0cm" fo:margin-right="0cm" fo:text-indent="0cm" style:auto-text-indent="false"/>
      <style:text-properties officeooo:paragraph-rsid="000b0623"/>
    </style:style>
    <style:style style:name="P2" style:family="paragraph" style:parent-style-name="n5">
      <style:paragraph-properties fo:margin-left="0cm" fo:margin-right="0cm" fo:text-indent="0cm" style:auto-text-indent="false"/>
      <style:text-properties officeooo:rsid="000b0623" officeooo:paragraph-rsid="000b0623"/>
    </style:style>
    <style:style style:name="P3" style:family="paragraph" style:parent-style-name="n5" style:list-style-name="WW8Num63" style:master-page-name="">
      <loext:graphic-properties draw:fill="none"/>
      <style:paragraph-properties fo:margin-left="0cm" fo:margin-right="0cm" fo:margin-top="0.212cm" fo:margin-bottom="0.212cm" loext:contextual-spacing="false" fo:orphans="2" fo:widows="2" fo:text-indent="0cm" style:auto-text-indent="false" style:page-number="auto" fo:background-color="transparent" fo:keep-with-next="always">
        <style:tab-stops>
          <style:tab-stop style:position="0.714cm"/>
          <style:tab-stop style:position="1.6cm"/>
        </style:tab-stops>
      </style:paragraph-properties>
      <style:text-properties officeooo:rsid="000cbda6" officeooo:paragraph-rsid="000cbda6"/>
    </style:style>
    <style:style style:name="P4" style:family="paragraph" style:parent-style-name="tx1">
      <loext:graphic-properties draw:fill="none"/>
      <style:paragraph-properties fo:margin-left="0cm" fo:margin-right="0cm" fo:margin-top="0.212cm" fo:margin-bottom="0.212cm" loext:contextual-spacing="false" fo:text-align="justify" style:justify-single-word="false" fo:orphans="2" fo:widows="2" fo:text-indent="0cm" style:auto-text-indent="false" fo:background-color="transparent">
        <style:tab-stops>
          <style:tab-stop style:position="0.714cm"/>
          <style:tab-stop style:position="1.6cm"/>
        </style:tab-stops>
      </style:paragraph-properties>
      <style:text-properties officeooo:rsid="000cbda6" officeooo:paragraph-rsid="000cbda6"/>
    </style:style>
    <style:style style:name="P5" style:family="paragraph" style:parent-style-name="cuest2">
      <style:text-properties officeooo:paragraph-rsid="000b0623"/>
    </style:style>
    <style:style style:name="P6" style:family="paragraph" style:parent-style-name="cuest2" style:list-style-name="WW8Num63">
      <style:text-properties officeooo:paragraph-rsid="000e2f73"/>
    </style:style>
    <style:style style:name="P7" style:family="paragraph" style:parent-style-name="cuest2" style:list-style-name="WW8Num63">
      <style:text-properties officeooo:paragraph-rsid="000f0f22"/>
    </style:style>
    <style:style style:name="P8" style:family="paragraph" style:parent-style-name="cuest1">
      <style:text-properties officeooo:paragraph-rsid="000b0623"/>
    </style:style>
    <style:style style:name="T1" style:family="text">
      <style:text-properties officeooo:rsid="000b0623"/>
    </style:style>
    <style:style style:name="T2" style:family="text">
      <style:text-properties officeooo:rsid="000cbda6"/>
    </style:style>
    <style:style style:name="T3" style:family="text">
      <style:text-properties officeooo:rsid="000d03e0"/>
    </style:style>
    <style:style style:name="T4" style:family="text">
      <style:text-properties style:font-name="Arial1" officeooo:rsid="000d03e0" style:font-name-asian="Arial1" style:font-name-complex="Arial1"/>
    </style:style>
    <style:style style:name="T5" style:family="text">
      <style:text-properties style:font-name="Arial1" fo:font-size="16pt" officeooo:rsid="000d03e0" style:font-name-asian="Arial1" style:font-size-asian="16pt" style:font-name-complex="Arial1" style:font-size-complex="16pt"/>
    </style:style>
    <style:style style:name="T6" style:family="text">
      <style:text-properties fo:color="#800000" style:font-name="Arial1" fo:font-size="16pt" officeooo:rsid="000d03e0" style:font-name-asian="Arial1" style:font-size-asian="16pt" style:font-name-complex="Arial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FA UNIDADE DIDÁCTICA 1</text:p>
      <text:p text:style-name="P1"><text:span text:style-name="T2">1.- C</text:span>uestionario:</text:p>
      <text:list xml:id="list482290186275659460" text:style-name="WW8Num69">
        <text:list-header>
          <text:p text:style-name="P8"><text:span text:style-name="T1">1.- </text:span>A lei de prevención de riscos laborais é a:</text:p>
        </text:list-header>
      </text:list>
      <text:list xml:id="list3784060810741384968" text:style-name="WW8Num63">
        <text:list-item>
          <text:p text:style-name="P5">31/1990.</text:p>
        </text:list-item>
        <text:list-item>
          <text:p text:style-name="P5">32/1994</text:p>
        </text:list-item>
        <text:list-item>
          <text:p text:style-name="P5">31/1995. <text:span text:style-name="T6">*</text:span></text:p>
        </text:list-item>
      </text:list>
      <text:list xml:id="list193030591722515" text:continue-list="list482290186275659460" text:style-name="WW8Num69">
        <text:list-header>
          <text:p text:style-name="P8"><text:span text:style-name="T1">2.- </text:span>A redución dos accidentes laborais por unha mellora na prevención de riscos laborais ten unha influencia...</text:p>
        </text:list-header>
      </text:list>
      <text:list xml:id="list193030755332216" text:continue-list="list3784060810741384968" text:style-name="WW8Num63">
        <text:list-item>
          <text:p text:style-name="P5">Indiferente, porque non hai relación directa entre o traballo e a calidade de vida.</text:p>
        </text:list-item>
        <text:list-item>
          <text:p text:style-name="P6"><text:span text:style-name="T6">*</text:span>Positiva na calidade de vida, xa que a dimensión social da calidade de vida do/da traballador/a se vería beneficiada, co que sen ningunha dúbida se daría un paso máis cara á sustentabilidade.</text:p>
        </text:list-item>
        <text:list-item>
          <text:p text:style-name="P5">Negativa na calidade de vida, porque aumentarían as contías dos seguros médicos, o que influiría na renda per cápita das persoas, aspecto que é o máis importante dentro da calidade de vida.</text:p>
        </text:list-item>
      </text:list>
      <text:list xml:id="list193029373529284" text:continue-list="list193030591722515" text:style-name="WW8Num69">
        <text:list-header>
          <text:p text:style-name="P8"><text:span text:style-name="T1">3.- </text:span>Que papel xogan os/as traballadores/as na implantación da prevención de riscos laborais nunha empresa:</text:p>
        </text:list-header>
      </text:list>
      <text:list xml:id="list193030990243998" text:continue-list="list193030755332216" text:style-name="WW8Num63">
        <text:list-item>
          <text:p text:style-name="P6">Teñen dereitos e obrigas. <text:span text:style-name="T6">*</text:span></text:p>
        </text:list-item>
        <text:list-item>
          <text:p text:style-name="P5">Teñen dereitos.</text:p>
        </text:list-item>
        <text:list-item>
          <text:p text:style-name="P5">Só teñen obrigas.</text:p>
        </text:list-item>
      </text:list>
      <text:list xml:id="list193030316523092" text:continue-list="list193029373529284" text:style-name="WW8Num69">
        <text:list-header>
          <text:p text:style-name="P8"><text:span text:style-name="T1">4.- </text:span>As normas xerais da lexislación española en relación á prevención de riscos laborais son?</text:p>
        </text:list-header>
      </text:list>
      <text:list xml:id="list193030748053485" text:continue-list="list193030990243998" text:style-name="WW8Num63">
        <text:list-item>
          <text:p text:style-name="P6"><text:span text:style-name="T6">*</text:span>Lei de prevención de riscos laborais e regulamentacións técnicas.</text:p>
        </text:list-item>
        <text:list-item>
          <text:p text:style-name="P5">Lei de prevención de riscos laborais e regulamento dos servizos de prevención.</text:p>
        </text:list-item>
        <text:list-item>
          <text:p text:style-name="P5">Regulamentacións básicas.</text:p>
        </text:list-item>
      </text:list>
      <text:list xml:id="list193031075368251" text:continue-list="list193030316523092" text:style-name="WW8Num69">
        <text:list-header>
          <text:p text:style-name="P8"><text:span text:style-name="T1">5.- </text:span>De acordo cos principios da acción preventiva, a orde de actuación do/da empresario/a é:</text:p>
        </text:list-header>
      </text:list>
      <text:list xml:id="list193029905191312" text:continue-list="list193030748053485" text:style-name="WW8Num63">
        <text:list-item>
          <text:p text:style-name="P5">Evitar os riscos, protexer colectivamente e protexer individualmente.</text:p>
        </text:list-item>
        <text:list-item>
          <text:p text:style-name="P6"><text:span text:style-name="T6">*</text:span>Evitar os riscos, avaliar os inevitables, antepor a protección colectiva á individual.</text:p>
        </text:list-item>
        <text:list-item>
          <text:p text:style-name="P5"><text:soft-page-break/>Protexer colectivamente, avaliar os riscos, evitar os riscos.</text:p>
          <text:p text:style-name="P5"/>
        </text:list-item>
      </text:list>
      <text:list xml:id="list193029811271428" text:continue-list="list193031075368251" text:style-name="WW8Num69">
        <text:list-header>
          <text:p text:style-name="P8"><text:span text:style-name="T1">6.- </text:span>Segundo a lei de prevención de riscos laborais, é obriga do/da traballador/a:</text:p>
        </text:list-header>
      </text:list>
      <text:list xml:id="list193030694355611" text:continue-list="list193029905191312" text:style-name="WW8Num63">
        <text:list-item>
          <text:p text:style-name="P5">Esixir ao/á empresario/a que sempre garanta as condicións de traballo, sexan ou non seguras.</text:p>
        </text:list-item>
        <text:list-item>
          <text:p text:style-name="P7"><text:span text:style-name="T6">*</text:span>Cooperar co/coa empresario/a para que este/a poida garantir unhas condicións de traballo que sexan seguras.</text:p>
        </text:list-item>
        <text:list-item>
          <text:p text:style-name="P5">O/a traballador/a non ten que cooperar co/coa empresario/a.</text:p>
          <text:p text:style-name="P3">2.- Indica cales son os principios xerais sobre os cales debe basearse a actividade preventiva nas empresas: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uest2" style:family="paragraph" style:list-style-name="WW8Num63">
      <style:paragraph-properties fo:margin-top="0.212cm" fo:margin-bottom="0.212cm" loext:contextual-spacing="false" fo:orphans="2" fo:widows="2"/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5" style:family="paragraph" style:next-style-name="tx1">
      <style:paragraph-properties fo:margin-left="1.6cm" fo:margin-right="0cm" fo:margin-top="0.529cm" fo:margin-bottom="0.423cm" loext:contextual-spacing="false" fo:orphans="2" fo:widows="2" fo:text-indent="0cm" style:auto-text-indent="false" fo:keep-with-next="always">
        <style:tab-stops>
          <style:tab-stop style:position="1.6cm"/>
        </style:tab-stops>
      </style:paragraph-properties>
      <style:text-properties fo:color="#3342b5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1" style:family="paragraph" style:list-style-name="WW8Num68">
      <style:paragraph-properties fo:margin-left="2.101cm" fo:margin-right="0cm" fo:margin-top="0.212cm" fo:margin-bottom="0.106cm" loext:contextual-spacing="false" fo:text-align="justify" style:justify-single-word="false" fo:orphans="2" fo:widows="2" fo:text-indent="0cm" style:auto-text-indent="false">
        <style:tab-stops>
          <style:tab-stop style:position="2.10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uest1" style:family="paragraph" style:parent-style-name="p1" style:next-style-name="Text_20_body" style:list-style-name="WW8Num69">
      <style:paragraph-properties fo:margin-left="2.101cm" fo:margin-right="0cm" fo:margin-top="0.423cm" fo:margin-bottom="0.318cm" loext:contextual-spacing="false" fo:orphans="0" fo:widows="0" fo:text-indent="0cm" style:auto-text-indent="false" fo:padding-left="0cm" fo:padding-right="0cm" fo:padding-top="0cm" fo:padding-bottom="0.035cm" fo:border-left="none" fo:border-right="none" fo:border-top="none" fo:border-bottom="0.51pt solid #667dd1">
        <style:tab-stops>
          <style:tab-stop style:position="2.101cm"/>
        </style:tab-stops>
      </style:paragraph-properties>
      <style:text-properties fo:color="#000080"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WW8Num6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fo:color="#667dd1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6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fo:color="#667dd1" style:font-name="Arial Narrow" fo:font-family="'Arial Narrow'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69z1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3" text:consecutive-numbering="true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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Wingdings"/>
      </text:list-level-style-bullet>
      <text:list-level-style-bullet text:level="2" text:style-name="WW8Num68z1" style:num-suffix=".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68z1" style:num-suffix=".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8Num6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6.754cm" fo:text-indent="-0.501cm" fo:margin-left="6.754cm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number>
      <text:list-level-style-number text:level="3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5.41cm" fo:text-indent="-0.318cm" fo:margin-left="5.41cm"/>
        </style:list-level-properties>
      </text:list-level-style-number>
      <text:list-level-style-number text:level="4" text:style-name="WW8Num69z1" style:num-suffix="." style:num-format="1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number>
      <text:list-level-style-number text:level="5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number>
      <text:list-level-style-number text:level="6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9.22cm" fo:text-indent="-0.318cm" fo:margin-left="9.22cm"/>
        </style:list-level-properties>
      </text:list-level-style-number>
      <text:list-level-style-number text:level="7" text:style-name="WW8Num69z1" style:num-suffix="." style:num-format="1">
        <style:list-level-properties text:list-level-position-and-space-mode="label-alignment">
          <style:list-level-label-alignment text:label-followed-by="listtab" text:list-tab-stop-position="10.49cm" fo:text-indent="-0.635cm" fo:margin-left="10.49cm"/>
        </style:list-level-properties>
      </text:list-level-style-number>
      <text:list-level-style-number text:level="8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6cm" fo:text-indent="-0.635cm" fo:margin-left="11.76cm"/>
        </style:list-level-properties>
      </text:list-level-style-number>
      <text:list-level-style-number text:level="9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13.03cm" fo:text-indent="-0.318cm" fo:margin-left="13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2:42:25.213000000</meta:creation-date>
    <dc:date>2017-12-10T19:30:29.157478755</dc:date>
    <meta:editing-duration>PT21M6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2" meta:paragraph-count="28" meta:word-count="308" meta:character-count="1894" meta:non-whitespace-character-count="1633"/>
  </office:meta>
</office:document-meta>
</file>